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577cm" table:align="left"/>
    </style:style>
    <style:style style:name="Table1.A" style:family="table-column">
      <style:table-column-properties style:column-width="4.577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4.577cm" table:align="left"/>
    </style:style>
    <style:style style:name="Table2.A" style:family="table-column">
      <style:table-column-properties style:column-width="2.397cm"/>
    </style:style>
    <style:style style:name="Table2.B" style:family="table-column">
      <style:table-column-properties style:column-width="2.18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4.676cm" table:align="left"/>
    </style:style>
    <style:style style:name="Table3.A" style:family="table-column">
      <style:table-column-properties style:column-width="4.676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4.676cm" table:align="left"/>
    </style:style>
    <style:style style:name="Table4.A" style:family="table-column">
      <style:table-column-properties style:column-width="0.986cm"/>
    </style:style>
    <style:style style:name="Table4.B" style:family="table-column">
      <style:table-column-properties style:column-width="3.69cm"/>
    </style:style>
    <style:style style:name="Table4.A1" style:family="table-cell">
      <style:table-cell-properties style:vertical-align="middle"/>
    </style:style>
    <style:style style:name="Table11" style:family="table">
      <style:table-properties style:width="3.38cm" table:align="left"/>
    </style:style>
    <style:style style:name="Table11.A" style:family="table-column">
      <style:table-column-properties style:column-width="3.38cm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3.38cm" table:align="left"/>
    </style:style>
    <style:style style:name="Table12.A" style:family="table-column">
      <style:table-column-properties style:column-width="3.38cm"/>
    </style:style>
    <style:style style:name="Table12.A1" style:family="table-cell">
      <style:table-cell-properties style:vertical-align="middle"/>
    </style:style>
    <style:style style:name="Table5" style:family="table">
      <style:table-properties style:width="6.202cm" table:align="left"/>
    </style:style>
    <style:style style:name="Table5.A" style:family="table-column">
      <style:table-column-properties style:column-width="6.202cm"/>
    </style:style>
    <style:style style:name="Table5.A1" style:family="table-cell">
      <style:table-cell-properties style:vertical-align="middle"/>
    </style:style>
    <style:style style:name="Table6" style:family="table">
      <style:table-properties style:width="6.202cm" table:align="left"/>
    </style:style>
    <style:style style:name="Table6.A" style:family="table-column">
      <style:table-column-properties style:column-width="3.798cm"/>
    </style:style>
    <style:style style:name="Table6.B" style:family="table-column">
      <style:table-column-properties style:column-width="2.404cm"/>
    </style:style>
    <style:style style:name="Table6.A1" style:family="table-cell">
      <style:table-cell-properties style:vertical-align="middle"/>
    </style:style>
    <style:style style:name="Table13" style:family="table">
      <style:table-properties style:width="3.06cm" table:align="left"/>
    </style:style>
    <style:style style:name="Table13.A" style:family="table-column">
      <style:table-column-properties style:column-width="3.06cm"/>
    </style:style>
    <style:style style:name="Table13.A1" style:family="table-cell">
      <style:table-cell-properties style:vertical-align="middle"/>
    </style:style>
    <style:style style:name="Table14" style:family="table">
      <style:table-properties style:width="3.06cm" table:align="left"/>
    </style:style>
    <style:style style:name="Table14.A" style:family="table-column">
      <style:table-column-properties style:column-width="3.06cm"/>
    </style:style>
    <style:style style:name="Table14.A1" style:family="table-cell">
      <style:table-cell-properties style:vertical-align="middle"/>
    </style:style>
    <style:style style:name="Table7" style:family="table">
      <style:table-properties style:width="0.986cm" table:align="left"/>
    </style:style>
    <style:style style:name="Table7.A" style:family="table-column">
      <style:table-column-properties style:column-width="0.986cm"/>
    </style:style>
    <style:style style:name="Table7.A1" style:family="table-cell">
      <style:table-cell-properties style:vertical-align="middle"/>
    </style:style>
    <style:style style:name="Table8" style:family="table">
      <style:table-properties style:width="0.986cm" table:align="left"/>
    </style:style>
    <style:style style:name="Table8.A" style:family="table-column">
      <style:table-column-properties style:column-width="0.986cm"/>
    </style:style>
    <style:style style:name="Table8.A1" style:family="table-cell">
      <style:table-cell-properties style:vertical-align="middle"/>
    </style:style>
    <style:style style:name="Table9" style:family="table">
      <style:table-properties style:width="3.06cm" table:align="left"/>
    </style:style>
    <style:style style:name="Table9.A" style:family="table-column">
      <style:table-column-properties style:column-width="3.06cm"/>
    </style:style>
    <style:style style:name="Table9.A1" style:family="table-cell">
      <style:table-cell-properties style:vertical-align="middle"/>
    </style:style>
    <style:style style:name="Table10" style:family="table">
      <style:table-properties style:width="3.06cm" table:align="left"/>
    </style:style>
    <style:style style:name="Table10.A" style:family="table-column">
      <style:table-column-properties style:column-width="3.06cm"/>
    </style:style>
    <style:style style:name="Table10.A1" style:family="table-cell">
      <style:table-cell-properties style:vertical-align="middle"/>
    </style:style>
    <style:style style:name="P1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text-properties fo:color="#000000" fo:font-weight="bold"/>
    </style:style>
    <style:style style:name="P4" style:family="paragraph" style:parent-style-name="Text_20_body">
      <style:text-properties fo:color="#000000" fo:font-weight="bold" style:font-weight-asian="normal" style:font-weight-complex="normal"/>
    </style:style>
    <style:style style:name="P5" style:family="paragraph" style:parent-style-name="Text_20_body">
      <style:text-properties fo:color="#000000" fo:font-weight="normal" style:font-weight-asian="normal" style:font-weight-complex="normal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Standard">
      <style:text-properties fo:color="#000000" fo:font-weight="bold"/>
    </style:style>
    <style:style style:name="P8" style:family="paragraph" style:parent-style-name="Text_20_body">
      <style:text-properties fo:color="#000000"/>
    </style:style>
    <style:style style:name="P9" style:family="paragraph" style:parent-style-name="Text_20_body">
      <style:text-properties fo:color="#000000"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btener:</text:p>
      <text:p text:style-name="P2">   </text:p>
      <text:p text:style-name="P2">  <text:span text:style-name="T2">     1</text:span><text:span text:style-name="T7">. Todos los programas que no se emiten los fines de semana.</text:span></text:p>
      <text:p text:style-name="P3"/>
      <text:p text:style-name="P3">SELECT <text:s/><text:span text:style-name="T7">p.COD_PROG, p.NOMBRE </text:span></text:p>
      <text:p text:style-name="P3">FROM <text:span text:style-name="T7">PROGRAMA p </text:span></text:p>
      <text:p text:style-name="P3">WHERE NOT EXISTS ( </text:p>
      <text:p text:style-name="P3"><text:s/>SELECT * </text:p>
      <text:p text:style-name="P3"><text:s/>FROM <text:span text:style-name="T7">PROGRAMA p2, ESPACIO e </text:span></text:p>
      <text:p text:style-name="P3"><text:s/>WHERE <text:span text:style-name="T7">p2.COD_PROG = P.COD_PROG</text:span> AND <text:span text:style-name="T7">p.COD_PROG = e.COD_PROG</text:span> AND <text:span text:style-name="T7">(e.DIA = 'DOM'</text:span> OR <text:span text:style-name="T7">e.DIA = 'SAB') );</text:span></text:p>
      <text:p text:style-name="P3"/>
      <text:p text:style-name="P7"><text:tab/>Resultado     </text:p>
      <text:section text:style-name="Sect1" text:name="report_3013374628286540158_catch">
        <text:p text:style-name="P1"><text:bookmark text:name="report_R3013374628286540158"/></text:p>
        <table:table table:name="Table1" table:style-name="Table1">
          <table:table-column table:style-name="Table1.A"/>
          <table:table-row>
            <table:table-cell table:style-name="Table1.A1" office:value-type="string">
              <table:table table:name="Table2" table:style-name="Table2">
                <table:table-column table:style-name="Table2.A"/>
                <table:table-column table:style-name="Table2.B"/>
                <table:table-row>
                  <table:table-cell table:style-name="Table2.A1" office:value-type="string">
                    <text:p text:style-name="Table_20_Heading"><text:bookmark text:name="COL01"/>COD_PROG<text:bookmark text:name="COL02"/></text:p>
                  </table:table-cell>
                  <table:table-cell table:style-name="Table2.A1" office:value-type="string">
                    <text:p text:style-name="Table_20_Heading">NOMBRE</text:p>
                  </table:table-cell>
                </table:table-row>
                <table:table-row>
                  <table:table-cell table:style-name="Table2.A1" office:value-type="string">
                    <text:p text:style-name="Table_20_Contents">C22</text:p>
                  </table:table-cell>
                  <table:table-cell table:style-name="Table2.A1" office:value-type="string">
                    <text:p text:style-name="Table_20_Contents">Canal "ETA"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.A1" office:value-type="string">
              <text:p text:style-name="P6"/>
            </table:table-cell>
          </table:table-row>
        </table:table>
      </text:section>
      <text:p text:style-name="P3"/>
      <text:p text:style-name="P3"/>
      <text:p text:style-name="P5">       2. El  o  los días de la semana en que el anunciante “Juan Uncio”,  anuncie su mayor cantidad diaria de anuncios.</text:p>
      <text:p text:style-name="P3"/>
      <text:p text:style-name="P3"><text:s/>SELECT <text:span text:style-name="T7">DIA, COUNT(DIA) </text:span>AS <text:span text:style-name="T7">CANT_ANUNCIOS</text:span> </text:p>
      <text:p text:style-name="P3">FROM <text:span text:style-name="T7">PUBLICIDAD p, ANUNCIO an, ANUNCIANTE at </text:span></text:p>
      <text:p text:style-name="P3">WHERE <text:span text:style-name="T7">p.TITULO = an.TITULO AND an.CUENTA = at.CUENTA</text:span> AND <text:span text:style-name="T7">at.RAZON_SOCIAL = 'Juan Uncio' </text:span></text:p>
      <text:p text:style-name="P3">GROUP BY <text:span text:style-name="T7">DIA</text:span> </text:p>
      <text:p text:style-name="P3">HAVING COUNT<text:span text:style-name="T7">(DIA) </text:span>= ( <text:s text:c="2"/></text:p>
      <text:p text:style-name="P3"><text:s text:c="5"/>SELECT MAX(<text:span text:style-name="T7">CANTIDAD_DIARIA</text:span>) </text:p>
      <text:p text:style-name="P3"><text:s text:c="5"/>FROM ( <text:s/></text:p>
      <text:p text:style-name="P3"><text:s text:c="12"/>SELECT <text:s/><text:span text:style-name="T7">p.DIA,</text:span> COUNT (*) AS <text:span text:style-name="T7">CANTIDAD_DIARIA </text:span></text:p>
      <text:p text:style-name="P3"><text:s text:c="12"/>FROM <text:span text:style-name="T7">PUBLICIDAD p, ANUNCIO an, ANUNCIANTE at </text:span></text:p>
      <text:p text:style-name="P3"><text:s text:c="11"/>WHERE<text:span text:style-name="T7"> p.TITULO = an.TITULO</text:span> AND <text:span text:style-name="T7">an.CUENTA = at.CUENTA</text:span> AND <text:tab/><text:span text:style-name="T7">at.RAZON_SOCIAL = 'Juan Uncio' </text:span></text:p>
      <text:p text:style-name="P3"><text:s text:c="11"/>GROUP BY <text:span text:style-name="T7">p.DIA </text:span><text:s text:c="5"/>) </text:p>
      <text:p text:style-name="P3">);</text:p>
      <text:p text:style-name="P7"><text:tab/>Resultado     </text:p>
      <text:section text:style-name="Sect1" text:name="Section1">
        <text:p text:style-name="P1"><text:bookmark text:name="report_R30133746282865401581"/><text:bookmark text:name="report_3013374628286540158_catch"/></text:p>
        <table:table table:name="Table3" table:style-name="Table3">
          <table:table-column table:style-name="Table3.A"/>
          <table:table-row>
            <table:table-cell table:style-name="Table3.A1" office:value-type="string">
              <table:table table:name="Table4" table:style-name="Table4">
                <table:table-column table:style-name="Table4.A"/>
                <table:table-column table:style-name="Table4.B"/>
                <table:table-row>
                  <table:table-cell table:style-name="Table4.A1" office:value-type="string">
                    <text:p text:style-name="Table_20_Heading"><text:bookmark text:name="COL011"/><text:bookmark text:name="COL012"/>DIA<text:bookmark text:name="COL021"/><text:bookmark text:name="COL022"/></text:p>
                  </table:table-cell>
                  <table:table-cell table:style-name="Table4.A1" office:value-type="string">
                    <text:p text:style-name="Table_20_Heading">CANT_ANUNCIOS</text:p>
                  </table:table-cell>
                </table:table-row>
                <table:table-row>
                  <table:table-cell table:style-name="Table4.A1" office:value-type="string">
                    <text:p text:style-name="Table_20_Contents">MAR</text:p>
                  </table:table-cell>
                  <table:table-cell table:style-name="Table4.A1" office:value-type="string">
                    <text:p text:style-name="Table_20_Contents">3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3.A1" office:value-type="string">
              <text:p text:style-name="P6"/>
            </table:table-cell>
          </table:table-row>
        </table:table>
      </text:section>
      <text:p text:style-name="P3"/>
      <text:p text:style-name="P2"><text:soft-page-break/></text:p>
      <text:p text:style-name="P2">       <text:span text:style-name="T1">3.</text:span><text:span text:style-name="T7"> La razón social de los anunciantes que anuncian en la mayor cantidad de programas distintos.</text:span></text:p>
      <text:p text:style-name="P3"/>
      <text:p text:style-name="P3">3)</text:p>
      <text:p text:style-name="P3">select a.razon_social</text:p>
      <text:p text:style-name="P3">from anunciante a, anuncio an,publicidad p, tanda t, espacio e</text:p>
      <text:p text:style-name="P3">where a.cuenta=an.cuenta and an.titulo=p.titulo and p.dia=t.dia and p.hora=t.hora and p.tanda=t.tanda and e.dia=t.dia and e.hora=t.hora</text:p>
      <text:p text:style-name="P3">group by a.razon_social</text:p>
      <text:p text:style-name="P3">having count(distinct e.cod_prog)&gt;=all(select res.cantidad_programas_distintos from (select a.razon_social,count(distinct e.cod_prog) AS cantidad_programas_distintos</text:p>
      <text:p text:style-name="P3">from anunciante a, anuncio an,publicidad p, tanda t, espacio e</text:p>
      <text:p text:style-name="P3">where a.cuenta=an.cuenta and an.titulo=p.titulo and p.dia=t.dia and p.hora=t.hora and p.tanda=t.tanda and e.dia=t.dia and e.hora=t.hora</text:p>
      <text:p text:style-name="P3">group by a.razon_social) res);</text:p>
      <text:p text:style-name="P3"/>
      <text:p text:style-name="P7">Resultado     </text:p>
      <text:section text:style-name="Sect1" text:name="Section5">
        <text:p text:style-name="P1"><text:bookmark text:name="report_R30133746282865401585"/><text:bookmark text:name="report_3013374628286540158_catch4"/></text:p>
        <table:table table:name="Table11" table:style-name="Table11">
          <table:table-column table:style-name="Table11.A"/>
          <table:table-row>
            <table:table-cell table:style-name="Table11.A1" office:value-type="string">
              <table:table table:name="Table12" table:style-name="Table12">
                <table:table-column table:style-name="Table12.A"/>
                <table:table-row>
                  <table:table-cell table:style-name="Table12.A1" office:value-type="string">
                    <text:p text:style-name="Table_20_Heading"><text:bookmark text:name="COL019"/><text:bookmark text:name="COL0110"/>RAZON_SOCIAL</text:p>
                  </table:table-cell>
                </table:table-row>
                <table:table-row>
                  <table:table-cell table:style-name="Table12.A1" office:value-type="string">
                    <text:p text:style-name="Table_20_Contents">Ricardo Perez</text:p>
                  </table:table-cell>
                </table:table-row>
                <table:table-row>
                  <table:table-cell table:style-name="Table12.A1" office:value-type="string">
                    <text:p text:style-name="Table_20_Contents">Juan Uncio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1.A1" office:value-type="string">
              <text:p text:style-name="P6"/>
            </table:table-cell>
          </table:table-row>
        </table:table>
      </text:section>
      <text:p text:style-name="P3"/>
      <text:p text:style-name="P3"/>
      <text:p text:style-name="P2">       <text:span text:style-name="T1">4. </text:span><text:span text:style-name="T7">El nombre de los programas grabados que se emitan en promedio más veces por día los fines de semana que los días laborales (lunes a viernes).</text:span></text:p>
      <text:p text:style-name="P3"/>
      <text:p text:style-name="P3">SELECT <text:span text:style-name="T7">findesemana.nombre, findesemana.promedio </text:span>FROM </text:p>
      <text:p text:style-name="P3">(SELECT <text:span text:style-name="T7">pro.nombre,</text:span> Sum(<text:span text:style-name="T7">resultado.veces)</text:span> / 5 AS <text:span text:style-name="T7">promedio</text:span> FROM <text:span text:style-name="T7">programa pro,</text:span> ( </text:p>
      <text:p text:style-name="P3"><text:s text:c="8"/>SELECT <text:span text:style-name="T7">esp.cod_prog, </text:span>count(*) AS <text:span text:style-name="T7">veces</text:span> FROM <text:span text:style-name="T7">espacio esp </text:span></text:p>
      <text:p text:style-name="P3"><text:s text:c="8"/>WHERE <text:span text:style-name="T7">esp.cod_prog </text:span>IN (SELECT <text:span text:style-name="T7">cod_prog</text:span> FROM <text:span text:style-name="T7">produccion</text:span>) </text:p>
      <text:p text:style-name="P3"><text:s text:c="8"/>AND (<text:span text:style-name="T7">esp.dia!='DOM'</text:span> AND <text:span text:style-name="T7">esp.dia!='SAB'</text:span>) </text:p>
      <text:p text:style-name="P3"><text:s text:c="8"/>GROUP BY <text:span text:style-name="T7">esp.dia, esp.cod_prog </text:span></text:p>
      <text:p text:style-name="P3"><text:s text:c="8"/>ORDER BY e<text:span text:style-name="T7">sp.cod_prog, esp.dia</text:span>) <text:s/><text:span text:style-name="T7">resultado </text:span></text:p>
      <text:p text:style-name="P3">WHERE <text:span text:style-name="T7">pro.cod_prog = resultado.cod_prog </text:span></text:p>
      <text:p text:style-name="P3">GROUP BY<text:span text:style-name="T7"> pro.nombre</text:span>) <text:span text:style-name="T7">semana,</text:span> </text:p>
      <text:p text:style-name="P3">(SELECT <text:span text:style-name="T7">pro.nombre, </text:span>Sum(<text:span text:style-name="T7">resultado.veces</text:span>)<text:span text:style-name="T7"> / 2 </text:span>AS<text:span text:style-name="T7"> promedio</text:span> FROM <text:span text:style-name="T7">programa pro</text:span>, ( </text:p>
      <text:p text:style-name="P3"><text:s text:c="8"/>SELECT <text:span text:style-name="T7">esp.cod_prog, </text:span>count(*) AS <text:span text:style-name="T7">veces</text:span> FROM <text:span text:style-name="T7">espacio esp </text:span></text:p>
      <text:p text:style-name="P3"><text:s text:c="8"/>WHERE <text:span text:style-name="T7">esp.cod_prog</text:span> IN (SELECT <text:span text:style-name="T7">cod_prog</text:span> FROM <text:span text:style-name="T7">produccion</text:span>) </text:p>
      <text:p text:style-name="P3"><text:s text:c="8"/>AND (<text:span text:style-name="T7">esp.dia='DOM'</text:span> OR <text:span text:style-name="T7">esp.dia='SAB'</text:span>) </text:p>
      <text:p text:style-name="P3"><text:s text:c="8"/>GROUP BY <text:span text:style-name="T7">esp.dia, esp.cod_prog </text:span></text:p>
      <text:p text:style-name="P3"><text:soft-page-break/><text:s text:c="8"/>ORDER BY<text:span text:style-name="T7"> esp.cod_prog, esp.dia</text:span>) <text:span text:style-name="T7"><text:s/>resultado </text:span></text:p>
      <text:p text:style-name="P3">WHERE<text:span text:style-name="T7"> pro.cod_prog = resultado.cod_prog </text:span></text:p>
      <text:p text:style-name="P3">GROUP BY <text:span text:style-name="T7">pro.nombre</text:span>)<text:span text:style-name="T7"> findesemana </text:span></text:p>
      <text:p text:style-name="P3">WHERE <text:span text:style-name="T7">semana.nombre = findesemana.nombre </text:span>AND <text:span text:style-name="T7">findesemana.promedio&gt;semana.promedio ;</text:span></text:p>
      <text:p text:style-name="P3"/>
      <text:p text:style-name="P7"><text:tab/>Resultado     </text:p>
      <text:section text:style-name="Sect1" text:name="Section2">
        <text:p text:style-name="P1"><text:bookmark text:name="report_R30133746282865401582"/><text:bookmark text:name="report_3013374628286540158_catch1"/></text:p>
        <table:table table:name="Table5" table:style-name="Table5">
          <table:table-column table:style-name="Table5.A"/>
          <table:table-row>
            <table:table-cell table:style-name="Table5.A1" office:value-type="string">
              <table:table table:name="Table6" table:style-name="Table6">
                <table:table-column table:style-name="Table6.A"/>
                <table:table-column table:style-name="Table6.B"/>
                <table:table-row>
                  <table:table-cell table:style-name="Table6.A1" office:value-type="string">
                    <text:p text:style-name="Table_20_Heading"><text:bookmark text:name="COL013"/><text:bookmark text:name="COL014"/>NOMBRE<text:bookmark text:name="COL023"/><text:bookmark text:name="COL024"/></text:p>
                  </table:table-cell>
                  <table:table-cell table:style-name="Table6.A1" office:value-type="string">
                    <text:p text:style-name="Table_20_Heading">PROMEDIO</text:p>
                  </table:table-cell>
                </table:table-row>
                <table:table-row>
                  <table:table-cell table:style-name="Table6.A1" office:value-type="string">
                    <text:p text:style-name="Table_20_Contents">La Aventura del Punto</text:p>
                  </table:table-cell>
                  <table:table-cell table:style-name="Table6.A1" office:value-type="string">
                    <text:p text:style-name="Table_20_Contents">1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5.A1" office:value-type="string">
              <text:p text:style-name="P6"/>
            </table:table-cell>
          </table:table-row>
        </table:table>
      </text:section>
      <text:p text:style-name="P3"/>
      <text:p text:style-name="P3"/>
      <text:p text:style-name="P2">       <text:span text:style-name="T1">5</text:span><text:span text:style-name="T7">. El día, hora y número de tanda de las tandas que tengan una cantidad de anuncios mayor que el promedio de anuncios por tanda del mismo día.</text:span></text:p>
      <text:p text:style-name="P2"><text:span text:style-name="T2">SELECT</text:span><text:span text:style-name="T7"> t.dia, t.hora, t.tanda</text:span></text:p>
      <text:p text:style-name="P9">FROM </text:p>
      <text:p text:style-name="P2"><text:span text:style-name="T2">(SELECT</text:span><text:span text:style-name="T7"> dia, hora, tanda, </text:span><text:span text:style-name="T2">COUNT(*) AS</text:span><text:span text:style-name="T7"> cant_anuncios</text:span></text:p>
      <text:p text:style-name="P2"><text:span text:style-name="T2">FROM</text:span><text:span text:style-name="T7"> Publicidad </text:span></text:p>
      <text:p text:style-name="P2"><text:span text:style-name="T2">GROUP BY</text:span><text:span text:style-name="T7"> dia, hora, tanda</text:span><text:span text:style-name="T2">)</text:span><text:span text:style-name="T7"> t, </text:span></text:p>
      <text:p text:style-name="P2"><text:span text:style-name="T7"><text:s/></text:span><text:span text:style-name="T2">(SELECT DISTINCT</text:span><text:span text:style-name="T7"> dia, </text:span><text:span text:style-name="T2">AVG(</text:span><text:span text:style-name="T7">cant_dia</text:span><text:span text:style-name="T2">)</text:span><text:span text:style-name="T7"> as prom_dia</text:span></text:p>
      <text:p text:style-name="P2"><text:span text:style-name="T2">FROM (SELECT</text:span><text:span text:style-name="T7"> p.dia, p.tanda, </text:span><text:span text:style-name="T2">COUNT(*) AS</text:span><text:span text:style-name="T7"> cant_dia</text:span></text:p>
      <text:p text:style-name="P2"><text:span text:style-name="T2">FROM</text:span><text:span text:style-name="T7"> Publicidad p</text:span></text:p>
      <text:p text:style-name="P2"><text:span text:style-name="T2">GROUP BY</text:span><text:span text:style-name="T7"> p.dia, p.tanda</text:span><text:span text:style-name="T2">)</text:span></text:p>
      <text:p text:style-name="P2"><text:span text:style-name="T2">GROUP BY</text:span><text:span text:style-name="T7"> dia</text:span><text:span text:style-name="T2">)</text:span><text:span text:style-name="T7"> r</text:span></text:p>
      <text:p text:style-name="P2"><text:span text:style-name="T2">WHERE</text:span><text:span text:style-name="T7"> t.cant_anuncios </text:span><text:span text:style-name="T2">&gt;</text:span><text:span text:style-name="T7"> r.prom_dia</text:span></text:p>
      <text:p text:style-name="P2"><text:span text:style-name="T7"><text:tab/></text:span><text:span text:style-name="T2">Resultado</text:span></text:p>
      <text:p text:style-name="P2"><text:span text:style-name="T7"><text:tab/>No data found</text:span></text:p>
      <text:p text:style-name="P5">    <text:span text:style-name="T2">   6.</text:span> Para cada día, mostrar el día, la hora y el nombre del programa que se emite en el espacio con la mayor cantidad de anuncios distintos de cada día.</text:p>
      <text:p text:style-name="P5">    <text:span text:style-name="T2">   7</text:span>. El nombre de los programas en vivo que se emiten en todos los días hábiles (lunes a viernes).</text:p>
      <text:p text:style-name="P3"/>
      <text:p text:style-name="P3">7)</text:p>
      <text:p text:style-name="P3">select distinct p.nombre</text:p>
      <text:p text:style-name="P3">from programa p, ocupacion o</text:p>
      <text:p text:style-name="P3">where o.cod_prog=p.cod_prog</text:p>
      <text:p text:style-name="P3">and not exists(select 'dias habiles' from espacio e where e.dia not in('SAB','DOM')</text:p>
      <text:p text:style-name="P3">and not exists(select 'programa en vivo' from ocupacion oc,espacio e1 where oc.cod_prog=e1.cod_prog and e1.dia=e.dia and oc.cod_prog=o.cod_prog));</text:p>
      <text:p text:style-name="P3"/>
      <text:p text:style-name="P7">Resultado     </text:p>
      <text:section text:style-name="Sect1" text:name="Section6">
        <text:p text:style-name="P1"><text:bookmark text:name="report_R30133746282865401586"/><text:bookmark text:name="report_3013374628286540158_catch5"/></text:p>
        <table:table table:name="Table13" table:style-name="Table13">
          <table:table-column table:style-name="Table13.A"/>
          <text:soft-page-break/>
          <table:table-row>
            <table:table-cell table:style-name="Table13.A1" office:value-type="string">
              <table:table table:name="Table14" table:style-name="Table14">
                <table:table-column table:style-name="Table14.A"/>
                <table:table-row>
                  <table:table-cell table:style-name="Table14.A1" office:value-type="string">
                    <text:p text:style-name="Table_20_Heading"><text:bookmark text:name="COL0111"/><text:bookmark text:name="COL0112"/>NOMBRE</text:p>
                  </table:table-cell>
                </table:table-row>
                <table:table-row>
                  <table:table-cell table:style-name="Table14.A1" office:value-type="string">
                    <text:p text:style-name="Table_20_Contents">Su Ojo en la Lupa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3.A1" office:value-type="string">
              <text:p text:style-name="P6"/>
            </table:table-cell>
          </table:table-row>
        </table:table>
      </text:section>
      <text:p text:style-name="P3"/>
      <text:p text:style-name="P3"/>
      <text:p text:style-name="P2">       <text:span text:style-name="T1">8.</text:span><text:span text:style-name="T7"> Los días en que se ocupan todos los estudios.</text:span></text:p>
      <text:p text:style-name="P4"/>
      <text:p text:style-name="P3">select distinct e.dia </text:p>
      <text:p text:style-name="P3">from espacio e </text:p>
      <text:p text:style-name="P3">where not exists(select * from estudio est where not exists(select * from ocupacion oc, espacio e1 where oc.estudio=est.estudio and e1.cod_prog=oc.cod_prog and e1.dia=e.dia));</text:p>
      <text:p text:style-name="P3"/>
      <text:p text:style-name="P7"><text:tab/>Resultado     </text:p>
      <text:section text:style-name="Sect1" text:name="Section3">
        <text:p text:style-name="P1"><text:bookmark text:name="report_R30133746282865401583"/><text:bookmark text:name="report_3013374628286540158_catch2"/></text:p>
        <table:table table:name="Table7" table:style-name="Table7">
          <table:table-column table:style-name="Table7.A"/>
          <table:table-row>
            <table:table-cell table:style-name="Table7.A1" office:value-type="string">
              <table:table table:name="Table8" table:style-name="Table8">
                <table:table-column table:style-name="Table8.A"/>
                <table:table-row>
                  <table:table-cell table:style-name="Table8.A1" office:value-type="string">
                    <text:p text:style-name="Table_20_Heading"><text:bookmark text:name="COL015"/><text:bookmark text:name="COL016"/>DIA</text:p>
                  </table:table-cell>
                </table:table-row>
                <table:table-row>
                  <table:table-cell table:style-name="Table8.A1" office:value-type="string">
                    <text:p text:style-name="Table_20_Contents">JUE</text:p>
                  </table:table-cell>
                </table:table-row>
                <table:table-row>
                  <table:table-cell table:style-name="Table8.A1" office:value-type="string">
                    <text:p text:style-name="Table_20_Contents">LUN</text:p>
                  </table:table-cell>
                </table:table-row>
                <table:table-row>
                  <table:table-cell table:style-name="Table8.A1" office:value-type="string">
                    <text:p text:style-name="Table_20_Contents">MAR</text:p>
                  </table:table-cell>
                </table:table-row>
                <table:table-row>
                  <table:table-cell table:style-name="Table8.A1" office:value-type="string">
                    <text:p text:style-name="Table_20_Contents">MIE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7.A1" office:value-type="string">
              <text:p text:style-name="P6"/>
            </table:table-cell>
          </table:table-row>
        </table:table>
      </text:section>
      <text:p text:style-name="P3"/>
      <text:p text:style-name="P3"/>
      <text:p text:style-name="P2">       <text:span text:style-name="T1">9. </text:span><text:span text:style-name="T7">La razón social de los anunciantes que tienen al menos un anuncio de sus productos en las emisiones de todos los programas del productor “ROMUALDO”.</text:span></text:p>
      <text:p text:style-name="Text_20_body"><text:span text:style-name="T3">     </text:span><text:span text:style-name="T4">10.</text:span><text:span text:style-name="T5"> </text:span><text:span text:style-name="T6">El nombre de los programas que se emiten en todos los dias en que al menos una vez sean</text:span><text:span text:style-name="T5"> </text:span><text:span text:style-name="T6">utilizados</text:span><text:span text:style-name="T5"> </text:span><text:span text:style-name="T6">todos</text:span><text:span text:style-name="T5"> </text:span><text:span text:style-name="T6">los</text:span><text:span text:style-name="T5"> </text:span><text:span text:style-name="T6">moviles por cualquiera de los programas emitidos en ese día</text:span><text:span text:style-name="T5">.</text:span></text:p>
      <text:p text:style-name="P3"/>
      <text:p text:style-name="P3">select distinct p.NOMBRE </text:p>
      <text:p text:style-name="P3">from PROGRAMA p, ESPACIO e </text:p>
      <text:p text:style-name="P3">where e.COD_PROG=p.COD_PROG </text:p>
      <text:p text:style-name="P3">and not exists(select * from (select e1.DIA from ESPACIO e1 where <text:s/>not exists(select * from MOVIL_EXTERIOR me where not exists(select * from UTILIZACION ut1,ESPACIO e2 where e2.COD_PROG=ut1.COD_PROG and ut1.MOVIL=me.MOVIL and e2.DIA=e1.DIA))) e4 where not exists(select * from espacio e3, programa p1 where e3.cod_prog=p1.cod_prog and e3.dia=e4.dia and p1.cod_prog=p.cod_prog));</text:p>
      <text:p text:style-name="P7"/>
      <text:p text:style-name="P7"><text:tab/>Resultado     </text:p>
      <text:section text:style-name="Sect1" text:name="Section4">
        <text:p text:style-name="P1"><text:bookmark text:name="report_R30133746282865401584"/><text:bookmark text:name="report_3013374628286540158_catch3"/></text:p>
        <table:table table:name="Table9" table:style-name="Table9">
          <table:table-column table:style-name="Table9.A"/>
          <table:table-row>
            <table:table-cell table:style-name="Table9.A1" office:value-type="string">
              <table:table table:name="Table10" table:style-name="Table10">
                <table:table-column table:style-name="Table10.A"/>
                <table:table-row>
                  <table:table-cell table:style-name="Table10.A1" office:value-type="string">
                    <text:p text:style-name="Table_20_Heading"><text:bookmark text:name="COL017"/><text:bookmark text:name="COL018"/>NOMBRE</text:p>
                  </table:table-cell>
                </table:table-row>
                <table:table-row>
                  <table:table-cell table:style-name="Table10.A1" office:value-type="string">
                    <text:p text:style-name="Table_20_Contents">Su Ojo en la Lupa</text:p>
                  </table:table-cell>
                </table:table-row>
                <table:table-row>
                  <table:table-cell table:style-name="Table10.A1" office:value-type="string">
                    <text:p text:style-name="Table_20_Contents">Canal "ETA"</text:p>
                  </table:table-cell>
                </table:table-row>
                <table:table-row>
                  <table:table-cell table:style-name="Table10.A1" office:value-type="string">
                    <text:p text:style-name="Table_20_Contents">Viva la Patria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9.A1" office:value-type="string">
              <text:p text:style-name="P6"/>
            </table:table-cell>
          </table:table-row>
        </table:table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do </meta:initial-creator>
    <meta:creation-date>2010-11-27T14:34:14</meta:creation-date>
    <dc:date>2010-11-27T16:54:47</dc:date>
    <dc:creator>Lucia </dc:creator>
    <meta:editing-duration>PT00H59M15S</meta:editing-duration>
    <meta:editing-cycles>9</meta:editing-cycles>
    <meta:generator>OpenOffice.org/3.2$Unix OpenOffice.org_project/320m12$Build-9483</meta:generator>
    <meta:document-statistic meta:table-count="14" meta:image-count="0" meta:object-count="0" meta:page-count="4" meta:paragraph-count="116" meta:word-count="725" meta:character-count="5186"/>
  </office:meta>
</office:document-meta>
</file>